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Pro-Level Synology + Home Assistant Surveillance System</text:h>
      <text:p>This internal planning document outlines a high-reliability surveillance system compatible with Synology Surveillance Station and Home Assistant (via Frigate). Cameras selected are 4K+, ONVIF-compliant, and suited for local AI event recognition. Cost ranges reflect expected spend, but flexibility is allowed for mission-critical views.</text:p>
      <text:h text:outline-level="2">2 x Front Doors (integrated camera + doorbell) – Amcrest AD410 (or equivalent)</text:h>
      <text:p>• Key Features:</text:p>
      <text:p>  - Form factor must include physical doorbell + integrated camera</text:p>
      <text:p>  - 2-way audio required for guest interaction</text:p>
      <text:p>  - Face clarity optimized for close-range, high-contrast lighting</text:p>
      <text:p>  - Color night vision preferred if porch light is off</text:p>
      <text:p>• Estimated Cost: &lt; $200 each</text:p>
      <text:p>• Integration: ONVIF (limited), RTSP, Frigate-compatible via snapshot/stream</text:p>
      <text:h text:outline-level="2">1 x Driveway (hidden in artificial rock) – Axis Q1798-LE</text:h>
      <text:p>• Key Features:</text:p>
      <text:p>  - Moving license plate legibility at night (1" sensor)</text:p>
      <text:p>  - Wide Dynamic Range, IR ≥ 40ft, weather-sealed dome</text:p>
      <text:p>  - Must mount inside custom enclosure with clear view to street</text:p>
      <text:p>• Estimated Cost: $900–1,100</text:p>
      <text:p>• Integration: Full ONVIF, HTTPS, Synology + Frigate verified</text:p>
      <text:h text:outline-level="2">1 x Side Path (12ft high, 6x6 post) – Hanwha PNV-A9081R</text:h>
      <text:p>• Key Features:</text:p>
      <text:p>  - Covers side yard and stairs with wide-angle view</text:p>
      <text:p>  - 4K AI Dome, object classification: face, person, vehicle</text:p>
      <text:p>  - Varifocal lens allows framing adjustment</text:p>
      <text:p>• Estimated Cost: $600–750</text:p>
      <text:p>• Integration: Full ONVIF, HTTPS, Synology + Frigate</text:p>
      <text:h text:outline-level="2">2 x Back Doors (mounted on brick above deck doors) – Hanwha QNV-C9083R</text:h>
      <text:p>• Key Features:</text:p>
      <text:p>  - Human detection with animal filtering</text:p>
      <text:p>  - Cameras mounted on brickwork to see over deck clutter</text:p>
      <text:p>  - Night optimized, durable IP66 housing</text:p>
      <text:p>• Estimated Cost: $300–400 each</text:p>
      <text:p>• Integration: ONVIF, RTSP, Synology + Frigate tested</text:p>
      <text:h text:outline-level="2">System AI – Home Assistant Server – Coral USB TPU + Frigate</text:h>
      <text:p>• Key Features:</text:p>
      <text:p>  - Handles live object detection (face, person, vehicle, package)</text:p>
      <text:p>  - Processes RTSP feeds and triggers smart alerts</text:p>
      <text:p>  - No cloud processing; fully local inference</text:p>
      <text:p>• Estimated Cost: $120–150</text:p>
      <text:p>• Integration: USB 3.0 TPU integrated with Frigate on HA Yellow</text:p>
      <text:h text:outline-level="1">Setup Checklist</text:h>
      <text:h text:outline-level="2">Local Server / AI Module</text:h>
      <text:p>• Install Home Assistant OS on dedicated Yellow hardware</text:p>
      <text:p>• Plug Coral USB TPU into USB 3.0 (direct or via short extension)</text:p>
      <text:p>• Install Frigate add-on and verify TPU detection</text:p>
      <text:h text:outline-level="2">Network Configuration</text:h>
      <text:p>• Assign static IPs for all cameras and HA server</text:p>
      <text:p>• Disable cloud access on all cameras (block outbound)</text:p>
      <text:p>• Segment camera VLAN if switch supports it</text:p>
      <text:h text:outline-level="2">Synology Surveillance Station</text:h>
      <text:p>• Add all cameras via ONVIF or RTSP</text:p>
      <text:p>• Configure 24/7 recording with motion bookmarks</text:p>
      <text:p>• Apply 30-day retention policy for each stream</text:p>
      <text:p>• Create per-zone motion detection maps</text:p>
      <text:p>• Confirm playback UX via DS Cam app (for spouse)</text:p>
      <text:h text:outline-level="2">Frigate + HA Integration</text:h>
      <text:p>• Define object detection zones per camera</text:p>
      <text:p>• Enable snapshots for detected events</text:p>
      <text:p>• Verify person, face, vehicle triggers</text:p>
      <text:p>• Enable HA automations (e.g., announce known visitors)</text:p>
      <text:h text:outline-level="2">Physical Installation Notes</text:h>
      <text:p>• Front door cams must be mounted in doorbell form factor with wiring to chime and HA</text:p>
      <text:p>• Back door cams should mount on brick above each door with clean line of sight</text:p>
      <text:p>• Driveway cam must be flush-mounted inside artificial rock structure</text:p>
      <text:p>• Ensure all outdoor cams have IP66+ rating and use PoE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